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3pt" style:font-size-asian="11.3500003814697pt" style:font-size-complex="13pt"/>
    </style:style>
    <style:style style:name="P3" style:family="paragraph" style:parent-style-name="Standard" style:list-style-name="L1">
      <style:text-properties fo:font-size="13pt" style:font-size-asian="11.3500003814697pt" style:font-size-complex="13pt"/>
    </style:style>
    <style:style style:name="P4" style:family="paragraph" style:parent-style-name="Standard" style:list-style-name="L2">
      <style:text-properties fo:font-size="13pt" style:font-size-asian="11.3500003814697pt" style:font-size-complex="13pt"/>
    </style:style>
    <style:style style:name="P5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zy Danych – Projekt</text:p>
      <text:p text:style-name="P1">Nazwa: <text:span text:style-name="T1">trener słów</text:span></text:p>
      <text:p text:style-name="P1"/>
      <text:p text:style-name="P5">Kuc Karol, Panek Piotr</text:p>
      <text:p text:style-name="P1"/>
      <text:p text:style-name="P2">funkcjonalność:</text:p>
      <text:list xml:id="list1362594331" text:style-name="L1">
        <text:list-item>
          <text:p text:style-name="P3">wyszukiwanie synonimów danego słowa</text:p>
        </text:list-item>
        <text:list-item>
          <text:p text:style-name="P3">wyszukiwanie tłumaczeń danego słowa związanym z innymi jego znaczeniami</text:p>
        </text:list-item>
        <text:list-item>
          <text:p text:style-name="P3">obliczanie statystyk sesji dla użytkownika</text:p>
        </text:list-item>
        <text:list-item>
          <text:p text:style-name="P3">rozkład błędów sesji na poszczególne listy, słowa</text:p>
        </text:list-item>
      </text:list>
      <text:p text:style-name="P2">Triggery:</text:p>
      <text:list xml:id="list1457036571" text:style-name="L2">
        <text:list-item>
          <text:p text:style-name="P4">obliczanie poziomu danej pary słów, na postawie złych i dobrych odpowiedzi</text:p>
        </text:list-item>
        <text:list-item>
          <text:p text:style-name="P4">obliczanie średniego poziomu słów w liście</text:p>
        </text:list-item>
        <text:list-item>
          <text:p text:style-name="P4">obliczanie średniego poziomu błędów w liście</text:p>
        </text:list-item>
        <text:list-item>
          <text:p text:style-name="P4">obliczanie daty ostatniego zapytania słówka</text:p>
        </text:list-item>
        <text:list-item>
          <text:p text:style-name="P4">flagowanie słów do odpytania w danym dniu</text:p>
        </text:list-item>
        <text:list-item>
          <text:p text:style-name="P4">odrzucenie zapisu ponownie tej samej pary słów w innym znaczeniu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21:27:17</meta:creation-date>
    <dc:date>2014-10-30T21:35:49</dc:date>
    <meta:editing-duration>P0D</meta:editing-duration>
    <meta:editing-cycles>1</meta:editing-cycles>
    <meta:document-statistic meta:table-count="0" meta:image-count="0" meta:object-count="0" meta:page-count="1" meta:paragraph-count="15" meta:word-count="93" meta:character-count="600" meta:non-whitespace-character-count="532"/>
    <meta:generator>LibreOffice/3.5$Linux_x86 LibreOffice_project/350m1$Build-2</meta:generator>
  </office:meta>
</office:document-meta>
</file>